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1cm" fo:min-width="3.5cm"/>
    </style:style>
    <style:style style:name="gr2" style:family="graphic" style:parent-style-name="standard">
      <style:graphic-properties draw:stroke="none" svg:stroke-color="#000000" draw:fill="none" draw:fill-color="#ffffff" fo:min-height="4.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2.8cm" svg:x="7.6cm" svg:y="5.2cm">
          <text:p text:style-name="P1">Counter-</text:p>
          <text:p text:style-name="P1">inpu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7cm" svg:height="2.8cm" svg:x="11.5cm" svg:y="8.7cm">
          <text:p text:style-name="P1">Count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7cm" svg:height="2.8cm" svg:x="11.4cm" svg:y="12.3cm">
          <text:p text:style-name="P1">Compare</text:p>
          <text:p text:style-name="P1">uni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7cm" svg:height="2.8cm" svg:x="11.6cm" svg:y="5.2cm">
          <text:p text:style-name="P1">Prescal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7cm" svg:height="2.8cm" svg:x="15.4cm" svg:y="12.3cm">
          <text:p text:style-name="P1">Counter-</text:p>
          <text:p text:style-name="P1">outpu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0.9cm" svg:height="4.3cm" svg:x="17.8cm" svg:y="3.9cm">
          <draw:text-box>
            <text:p>Counter-input: selecting the source</text:p>
            <text:p>Prescaling: diving the clock</text:p>
            <text:p>Counter: sto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7:47:09.303155286</meta:creation-date>
    <dc:date>2018-05-08T08:36:19.297413885</dc:date>
    <meta:editing-duration>P16DT23H20M39S</meta:editing-duration>
    <meta:editing-cycles>3</meta:editing-cycles>
    <meta:generator>LibreOffice/5.1.6.2$Linux_X86_64 LibreOffice_project/10m0$Build-2</meta:generator>
    <meta:document-statistic meta:object-count="6"/>
  </office:meta>
</office:document-meta>
</file>